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94b92" officeooo:paragraph-rsid="00094b92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094b92" officeooo:paragraph-rsid="0009e3d1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094b92" officeooo:paragraph-rsid="000a9a71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09e3d1" officeooo:paragraph-rsid="0009e3d1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09e3d1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a7f30" officeooo:paragraph-rsid="000a7f30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0a7f30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a9d09" officeooo:paragraph-rsid="000a9d09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zxx" fo:country="none" officeooo:paragraph-rsid="000a7f30" style:language-asian="zxx" style:country-asian="none" style:language-complex="zxx" style:country-complex="none"/>
    </style:style>
    <style:style style:name="T1" style:family="text">
      <style:text-properties officeooo:rsid="0007b92e"/>
    </style:style>
    <style:style style:name="T2" style:family="text">
      <style:text-properties officeooo:rsid="0008d68d"/>
    </style:style>
    <style:style style:name="T3" style:family="text">
      <style:text-properties officeooo:rsid="00094b9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7b92e"/>
    </style:style>
    <style:style style:name="T6" style:family="text">
      <style:text-properties style:text-underline-style="solid" style:text-underline-width="auto" style:text-underline-color="font-color" officeooo:rsid="00094b92"/>
    </style:style>
    <style:style style:name="T7" style:family="text">
      <style:text-properties style:text-underline-style="solid" style:text-underline-width="auto" style:text-underline-color="font-color" officeooo:rsid="0009e3d1"/>
    </style:style>
    <style:style style:name="T8" style:family="text">
      <style:text-properties style:text-underline-style="solid" style:text-underline-width="auto" style:text-underline-color="font-color" officeooo:rsid="000bdf5c"/>
    </style:style>
    <style:style style:name="T9" style:family="text">
      <style:text-properties officeooo:rsid="0009e3d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9e3d1"/>
    </style:style>
    <style:style style:name="T12" style:family="text">
      <style:text-properties fo:font-style="italic" style:text-underline-style="solid" style:text-underline-width="auto" style:text-underline-color="font-color" officeooo:rsid="00094b92" style:font-style-asian="italic" style:font-style-complex="italic"/>
    </style:style>
    <style:style style:name="T13" style:family="text">
      <style:text-properties fo:font-style="italic" style:text-underline-style="none" officeooo:rsid="00094b92" style:font-style-asian="italic" style:font-style-complex="italic"/>
    </style:style>
    <style:style style:name="T14" style:family="text">
      <style:text-properties officeooo:rsid="000a7f30"/>
    </style:style>
    <style:style style:name="T15" style:family="text">
      <style:text-properties officeooo:rsid="000bd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O(<text:span text:style-name="T4">cod_matric</text:span>, <text:span text:style-name="T1">nome, sexo, data_nasc</text:span><text:span text:style-name="T14">)</text:span></text:p>
      <text:p text:style-name="P8">EMPRESTIMO<text:span text:style-name="T3">(</text:span><text:span text:style-name="T6">cod_emp</text:span><text:span text:style-name="T3">, prazo_dev, </text:span><text:span text:style-name="T9">cod_matricFK, </text:span><text:span text:style-name="T14">data</text:span><text:span text:style-name="T9">)</text:span></text:p>
      <text:p text:style-name="P1">SESSAO<text:span text:style-name="T1">(</text:span><text:span text:style-name="T5">cod_sessao</text:span><text:span text:style-name="T1">, </text:span><text:span text:style-name="T2">localizacao</text:span><text:span text:style-name="T9">)</text:span></text:p>
      <text:p text:style-name="P1">LIVRO<text:span text:style-name="T3">(</text:span><text:span text:style-name="T6">ISBN</text:span><text:span text:style-name="T3">, autor, titulo, cod_sessao_FK, cod_editoraFK, </text:span><text:span text:style-name="T14">ano)</text:span></text:p>
      <text:p text:style-name="P4">DEPENDENTE(<text:span text:style-name="T4">cod_matric_</text:span><text:span text:style-name="T7">FK</text:span><text:span text:style-name="T4">, <text:s/>RG, </text:span><text:s/>nome, <text:span text:style-name="T11">cep, numero</text:span><text:span text:style-name="T9">)</text:span></text:p>
      <text:p text:style-name="P4"/>
      <text:p text:style-name="P4"/>
      <text:p text:style-name="P1">EDITORA<text:span text:style-name="T3">(</text:span><text:span text:style-name="T7">cod</text:span><text:span text:style-name="T9">_</text:span><text:span text:style-name="T6">cnpj</text:span><text:span text:style-name="T3">, nome</text:span><text:span text:style-name="T15">)</text:span></text:p>
      <text:p text:style-name="P1"/>
      <text:p text:style-name="P10"/>
      <text:p text:style-name="P6">UNIVERSITARIA<text:span text:style-name="T9">( </text:span><text:span text:style-name="T8">cnpj</text:span><text:span text:style-name="T11">, <text:s/>cod_regimento)</text:span></text:p>
      <text:p text:style-name="P6">PARTICULAR<text:span text:style-name="T9">( </text:span><text:span text:style-name="T8">cnpj</text:span><text:span text:style-name="T11">, <text:s/>tipo_tributacao)</text:span></text:p>
      <text:p text:style-name="P2"/>
      <text:p text:style-name="P3"/>
      <text:p text:style-name="P5"><text:span text:style-name="T4"/></text:p>
      <text:p text:style-name="P7">EMAIL (<text:span text:style-name="T4">email, matric</text:span>)</text:p>
      <text:p text:style-name="P1"/>
      <text:p text:style-name="P9">EMPRESTIMO_LIVRO(<text:span text:style-name="T6">cod_emp</text:span><text:span text:style-name="T4">FK</text:span><text:span text:style-name="T6">, </text:span><text:span text:style-name="T7">cod_livroFK</text:span><text:span text:style-name="T4">)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20:35:30.892000000</meta:creation-date>
    <dc:date>2022-10-18T21:33:01.292000000</dc:date>
    <meta:editing-duration>PT16M49S</meta:editing-duration>
    <meta:editing-cycles>5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0" meta:word-count="34" meta:character-count="389" meta:non-whitespace-character-count="361"/>
  </office:meta>
</office:document-meta>
</file>